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5d" officeooo:paragraph-rsid="0004085d"/>
    </style:style>
    <style:style style:name="P2" style:family="paragraph" style:parent-style-name="Standard">
      <style:text-properties officeooo:paragraph-rsid="0004085d"/>
    </style:style>
    <style:style style:name="P3" style:family="paragraph" style:parent-style-name="Standard">
      <style:text-properties officeooo:rsid="0006b808" officeooo:paragraph-rsid="00085c98"/>
    </style:style>
    <style:style style:name="T1" style:family="text">
      <style:text-properties officeooo:rsid="00040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TC – USDT = 100</text:span></text:p>
      <text:p text:style-name="P1">BTC – BUSD = 101</text:p>
      <text:p text:style-name="P1"/>
      <text:p text:style-name="P3">se l’ordine non e’ stato fillato in </text:p>
      <text:p text:style-name="P3">30 secondi cancella l’ordine e fanne partire un altro</text:p>
      <text:p text:style-name="P1"/>
      <text:p text:style-name="P1"/>
      <text:p text:style-name="P1">se la differenza ci soddisfa</text:p>
      <text:p text:style-name="P1">buy limit BTC – USDT </text:p>
      <text:p text:style-name="P1"/>
      <text:p text:style-name="P1">l’ordine e’ fillato? </text:p>
      <text:p text:style-name="P1">NO → aspetta</text:p>
      <text:p text:style-name="P1">SI → sell limit BTC – BUS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FE</text:p>
      <text:p text:style-name="P1">btc candelone in negativ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9:39:27.006548004</meta:creation-date>
    <dc:date>2022-02-08T19:48:57.454019064</dc:date>
    <meta:editing-duration>PT9M28S</meta:editing-duration>
    <meta:editing-cycles>6</meta:editing-cycles>
    <meta:generator>LibreOffice/7.2.3.2$Linux_X86_64 LibreOffice_project/20$Build-2</meta:generator>
    <meta:document-statistic meta:table-count="0" meta:image-count="0" meta:object-count="0" meta:page-count="1" meta:paragraph-count="11" meta:word-count="50" meta:character-count="259" meta:non-whitespace-character-count="212"/>
  </office:meta>
</office:document-meta>
</file>